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826" officeooo:paragraph-rsid="00160826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160826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paragraph-rsid="00160826" style:font-size-asian="9pt" style:font-name-complex="ArialMT1" style:font-size-complex="9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rsid="001d2f7d" officeooo:paragraph-rsid="001d2f7d" style:font-size-asian="9pt" style:font-name-complex="ArialMT1" style:font-size-complex="9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rsid="001d2f7d" officeooo:paragraph-rsid="001ddbe6" style:font-size-asian="9pt" style:font-name-complex="ArialMT1" style:font-size-complex="9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MT" fo:font-size="9pt" officeooo:rsid="001ddbe6" officeooo:paragraph-rsid="001ddbe6" style:font-size-asian="9pt" style:font-name-complex="ArialMT1" style:font-size-complex="9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rsid="00160826" officeooo:paragraph-rsid="00160826"/>
    </style:style>
    <style:style style:name="T1" style:family="text">
      <style:text-properties officeooo:rsid="00160826"/>
    </style:style>
    <style:style style:name="T2" style:family="text">
      <style:text-properties officeooo:rsid="001d2f7d"/>
    </style:style>
    <style:style style:name="T3" style:family="text">
      <style:text-properties officeooo:rsid="001dd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Lección Comando DOS</text:span></text:p>
      <text:p text:style-name="Standard"/>
      <text:p text:style-name="P1">Nombre:</text:p>
      <text:p text:style-name="P1">Paralelo:</text:p>
      <text:p text:style-name="P1">Fecha: </text:p>
      <text:p text:style-name="P1"/>
      <text:p text:style-name="P2"/>
      <text:p text:style-name="P7"><text:span text:style-name="T2">Conteste las siguientes preguntas</text:span>:</text:p>
      <text:p text:style-name="P3"/>
      <text:p text:style-name="P4">1) Que es el antivirus?</text:p>
      <text:p text:style-name="P4"/>
      <text:p text:style-name="P4"/>
      <text:p text:style-name="P4"/>
      <text:p text:style-name="P4"/>
      <text:p text:style-name="P4"/>
      <text:p text:style-name="P4">2) Cuales son los tipos de antivirus que existen?</text:p>
      <text:p text:style-name="P4"/>
      <text:p text:style-name="P4"/>
      <text:p text:style-name="P4"/>
      <text:p text:style-name="P4"/>
      <text:p text:style-name="P4">3) Mencione al menos 4 antivirus?</text:p>
      <text:p text:style-name="P4"/>
      <text:p text:style-name="P4"/>
      <text:p text:style-name="P4"/>
      <text:p text:style-name="P4"/>
      <text:p text:style-name="P4">4) Mencione 4 puntos en tomar en cuenta al momento de elegir un antivirus?</text:p>
      <text:p text:style-name="P4"/>
      <text:p text:style-name="P4"/>
      <text:p text:style-name="P4"/>
      <text:p text:style-name="P4"/>
      <text:p text:style-name="P4"/>
      <text:p text:style-name="P4">5) Mencione 2 <text:span text:style-name="T3">parámetros</text:span> para establecer <text:span text:style-name="T3">políticas</text:span> de seguridad?</text:p>
      <text:p text:style-name="P4"/>
      <text:p text:style-name="P4"/>
      <text:p text:style-name="P4"/>
      <text:p text:style-name="P4"/>
      <text:p text:style-name="P5">6) <text:span text:style-name="T3">Mencione 2 elementos de política de seguridad informática</text:span></text:p>
      <text:p text:style-name="P5"/>
      <text:p text:style-name="P5"/>
      <text:p text:style-name="P5"/>
      <text:p text:style-name="P5"/>
      <text:p text:style-name="P6">7) <text:s/>Hable acerca de la política seguridad informática?</text:p>
      <text:p text:style-name="P6"/>
      <text:p text:style-name="P6"/>
      <text:p text:style-name="P6"/>
      <text:p text:style-name="P6"/>
      <text:p text:style-name="P6"/>
      <text:p text:style-name="P6">8) Mencione 2 Beneficios de un Firewall?</text:p>
      <text:p text:style-name="P6"/>
      <text:p text:style-name="P6"/>
      <text:p text:style-name="P6"/>
      <text:p text:style-name="P6"/>
      <text:p text:style-name="P6"/>
      <text:p text:style-name="P6">9) Mencione 2Restricciones de un Firewall?</text:p>
      <text:p text:style-name="P6"/>
      <text:p text:style-name="P6"/>
      <text:p text:style-name="P6"/>
      <text:p text:style-name="P6"/>
      <text:p text:style-name="P6">10) Hable acerca del cortafuegos, filtrado de paquetes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9:37:14.254188940</meta:creation-date>
    <dc:date>2015-06-09T08:51:36.516474822</dc:date>
    <meta:editing-duration>PT6M1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91" meta:character-count="574" meta:non-whitespace-character-count="492"/>
  </office:meta>
</office:document-meta>
</file>